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469707344633" calcext:value-type="float">
            <text:p>2.2547</text:p>
          </table:table-cell>
          <table:table-cell office:value-type="float" office:value="2.16689583050847" calcext:value-type="float">
            <text:p>2.1669</text:p>
          </table:table-cell>
          <table:table-cell office:value-type="float" office:value="2.75451484745763" calcext:value-type="float">
            <text:p>2.754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67218079096" calcext:value-type="float">
            <text:p>2.25667</text:p>
          </table:table-cell>
          <table:table-cell office:value-type="float" office:value="2.17149602259887" calcext:value-type="float">
            <text:p>2.1715</text:p>
          </table:table-cell>
          <table:table-cell office:value-type="float" office:value="2.7588740338983" calcext:value-type="float">
            <text:p>2.758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08402259887" calcext:value-type="float">
            <text:p>2.27508</text:p>
          </table:table-cell>
          <table:table-cell office:value-type="float" office:value="2.14071040677966" calcext:value-type="float">
            <text:p>2.14071</text:p>
          </table:table-cell>
          <table:table-cell office:value-type="float" office:value="2.69494684745763" calcext:value-type="float">
            <text:p>2.694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15526553672" calcext:value-type="float">
            <text:p>2.26016</text:p>
          </table:table-cell>
          <table:table-cell office:value-type="float" office:value="2.17174023728814" calcext:value-type="float">
            <text:p>2.17174</text:p>
          </table:table-cell>
          <table:table-cell office:value-type="float" office:value="2.81476691525424" calcext:value-type="float">
            <text:p>2.814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20089265537" calcext:value-type="float">
            <text:p>2.2582</text:p>
          </table:table-cell>
          <table:table-cell office:value-type="float" office:value="2.18502360451977" calcext:value-type="float">
            <text:p>2.18502</text:p>
          </table:table-cell>
          <table:table-cell office:value-type="float" office:value="2.8257179661017" calcext:value-type="float">
            <text:p>2.8257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2093559322" calcext:value-type="float">
            <text:p>2.18521</text:p>
          </table:table-cell>
          <table:table-cell office:value-type="float" office:value="2.33645811299435" calcext:value-type="float">
            <text:p>2.33646</text:p>
          </table:table-cell>
          <table:table-cell office:value-type="float" office:value="3.11135484745763" calcext:value-type="float">
            <text:p>3.1113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41748022599" calcext:value-type="float">
            <text:p>2.17342</text:p>
          </table:table-cell>
          <table:table-cell office:value-type="float" office:value="2.36019640677966" calcext:value-type="float">
            <text:p>2.3602</text:p>
          </table:table-cell>
          <table:table-cell office:value-type="float" office:value="3.13443444067797" calcext:value-type="float">
            <text:p>3.1344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03903954802" calcext:value-type="float">
            <text:p>2.26904</text:p>
          </table:table-cell>
          <table:table-cell office:value-type="float" office:value="2.17299988700565" calcext:value-type="float">
            <text:p>2.173</text:p>
          </table:table-cell>
          <table:table-cell office:value-type="float" office:value="2.82200311864407" calcext:value-type="float">
            <text:p>2.8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299705084746" calcext:value-type="float">
            <text:p>2.173</text:p>
          </table:table-cell>
          <table:table-cell office:value-type="float" office:value="2.36696524293785" calcext:value-type="float">
            <text:p>2.36697</text:p>
          </table:table-cell>
          <table:table-cell office:value-type="float" office:value="3.15295430508475" calcext:value-type="float">
            <text:p>3.152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831831638418" calcext:value-type="float">
            <text:p>2.26832</text:p>
          </table:table-cell>
          <table:table-cell office:value-type="float" office:value="2.17916611299435" calcext:value-type="float">
            <text:p>2.17917</text:p>
          </table:table-cell>
          <table:table-cell office:value-type="float" office:value="2.86699593220339" calcext:value-type="float">
            <text:p>2.8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9191505084746" calcext:value-type="float">
            <text:p>2.19192</text:p>
          </table:table-cell>
          <table:table-cell office:value-type="float" office:value="2.33301731073446" calcext:value-type="float">
            <text:p>2.33302</text:p>
          </table:table-cell>
          <table:table-cell office:value-type="float" office:value="3.08900610169491" calcext:value-type="float">
            <text:p>3.0890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27567231638" calcext:value-type="float">
            <text:p>2.22528</text:p>
          </table:table-cell>
          <table:table-cell office:value-type="float" office:value="2.26780584180791" calcext:value-type="float">
            <text:p>2.26781</text:p>
          </table:table-cell>
          <table:table-cell office:value-type="float" office:value="2.99828610169492" calcext:value-type="float">
            <text:p>2.9982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20410169492" calcext:value-type="float">
            <text:p>2.2302</text:p>
          </table:table-cell>
          <table:table-cell office:value-type="float" office:value="2.25890432768362" calcext:value-type="float">
            <text:p>2.2589</text:p>
          </table:table-cell>
          <table:table-cell office:value-type="float" office:value="2.92397966101695" calcext:value-type="float">
            <text:p>2.923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77324293785" calcext:value-type="float">
            <text:p>2.18877</text:p>
          </table:table-cell>
          <table:table-cell office:value-type="float" office:value="2.34929301694915" calcext:value-type="float">
            <text:p>2.34929</text:p>
          </table:table-cell>
          <table:table-cell office:value-type="float" office:value="3.16890291525424" calcext:value-type="float">
            <text:p>3.16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26679096045" calcext:value-type="float">
            <text:p>2.20027</text:p>
          </table:table-cell>
          <table:table-cell office:value-type="float" office:value="2.33020374011299" calcext:value-type="float">
            <text:p>2.3302</text:p>
          </table:table-cell>
          <table:table-cell office:value-type="float" office:value="3.14950237288136" calcext:value-type="float">
            <text:p>3.14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37790960452" calcext:value-type="float">
            <text:p>2.22638</text:p>
          </table:table-cell>
          <table:table-cell office:value-type="float" office:value="2.27810559322034" calcext:value-type="float">
            <text:p>2.27811</text:p>
          </table:table-cell>
          <table:table-cell office:value-type="float" office:value="3.00990277966102" calcext:value-type="float">
            <text:p>3.009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12857627119" calcext:value-type="float">
            <text:p>2.26113</text:p>
          </table:table-cell>
          <table:table-cell office:value-type="float" office:value="2.21319829378531" calcext:value-type="float">
            <text:p>2.2132</text:p>
          </table:table-cell>
          <table:table-cell office:value-type="float" office:value="3.0061613559322" calcext:value-type="float">
            <text:p>3.0061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07949152542" calcext:value-type="float">
            <text:p>2.22308</text:p>
          </table:table-cell>
          <table:table-cell office:value-type="float" office:value="2.28937802259887" calcext:value-type="float">
            <text:p>2.28938</text:p>
          </table:table-cell>
          <table:table-cell office:value-type="float" office:value="3.05039823728814" calcext:value-type="float">
            <text:p>3.050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5777740113" calcext:value-type="float">
            <text:p>2.22758</text:p>
          </table:table-cell>
          <table:table-cell office:value-type="float" office:value="2.28872031638418" calcext:value-type="float">
            <text:p>2.28872</text:p>
          </table:table-cell>
          <table:table-cell office:value-type="float" office:value="3.10975145762712" calcext:value-type="float">
            <text:p>3.1097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79870056497" calcext:value-type="float">
            <text:p>2.2238</text:p>
          </table:table-cell>
          <table:table-cell office:value-type="float" office:value="2.29629423728814" calcext:value-type="float">
            <text:p>2.29629</text:p>
          </table:table-cell>
          <table:table-cell office:value-type="float" office:value="3.03922766101695" calcext:value-type="float">
            <text:p>3.0392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534188700565" calcext:value-type="float">
            <text:p>2.21534</text:p>
          </table:table-cell>
          <table:table-cell office:value-type="float" office:value="2.32796527683616" calcext:value-type="float">
            <text:p>2.32797</text:p>
          </table:table-cell>
          <table:table-cell office:value-type="float" office:value="3.10406250847458" calcext:value-type="float">
            <text:p>3.104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2901920904" calcext:value-type="float">
            <text:p>2.24629</text:p>
          </table:table-cell>
          <table:table-cell office:value-type="float" office:value="2.26918731073446" calcext:value-type="float">
            <text:p>2.26919</text:p>
          </table:table-cell>
          <table:table-cell office:value-type="float" office:value="3.04501884745763" calcext:value-type="float">
            <text:p>3.045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472727683616" calcext:value-type="float">
            <text:p>2.21473</text:p>
          </table:table-cell>
          <table:table-cell office:value-type="float" office:value="2.34051806779661" calcext:value-type="float">
            <text:p>2.34052</text:p>
          </table:table-cell>
          <table:table-cell office:value-type="float" office:value="3.17560013559322" calcext:value-type="float">
            <text:p>3.175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39140112994" calcext:value-type="float">
            <text:p>2.25739</text:p>
          </table:table-cell>
          <table:table-cell office:value-type="float" office:value="2.25794450847458" calcext:value-type="float">
            <text:p>2.25794</text:p>
          </table:table-cell>
          <table:table-cell office:value-type="float" office:value="3.00038088135593" calcext:value-type="float">
            <text:p>3.000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729073446328" calcext:value-type="float">
            <text:p>2.27729</text:p>
          </table:table-cell>
          <table:table-cell office:value-type="float" office:value="2.22674344632768" calcext:value-type="float">
            <text:p>2.22674</text:p>
          </table:table-cell>
          <table:table-cell office:value-type="float" office:value="2.96411240677966" calcext:value-type="float">
            <text:p>2.964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406492655367" calcext:value-type="float">
            <text:p>2.26406</text:p>
          </table:table-cell>
          <table:table-cell office:value-type="float" office:value="2.25626560451977" calcext:value-type="float">
            <text:p>2.25627</text:p>
          </table:table-cell>
          <table:table-cell office:value-type="float" office:value="2.97206386440678" calcext:value-type="float">
            <text:p>2.972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377897175141" calcext:value-type="float">
            <text:p>2.29378</text:p>
          </table:table-cell>
          <table:table-cell office:value-type="float" office:value="2.20589428248588" calcext:value-type="float">
            <text:p>2.20589</text:p>
          </table:table-cell>
          <table:table-cell office:value-type="float" office:value="2.93354928813559" calcext:value-type="float">
            <text:p>2.933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67679096045" calcext:value-type="float">
            <text:p>2.28068</text:p>
          </table:table-cell>
          <table:table-cell office:value-type="float" office:value="2.23815492655367" calcext:value-type="float">
            <text:p>2.23815</text:p>
          </table:table-cell>
          <table:table-cell office:value-type="float" office:value="3.02337952542373" calcext:value-type="float">
            <text:p>3.023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573213559322" calcext:value-type="float">
            <text:p>2.28573</text:p>
          </table:table-cell>
          <table:table-cell office:value-type="float" office:value="2.23517682485876" calcext:value-type="float">
            <text:p>2.23518</text:p>
          </table:table-cell>
          <table:table-cell office:value-type="float" office:value="3.02293396610169" calcext:value-type="float">
            <text:p>3.0229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2522259887" calcext:value-type="float">
            <text:p>2.27925</text:p>
          </table:table-cell>
          <table:table-cell office:value-type="float" office:value="2.25267296045198" calcext:value-type="float">
            <text:p>2.25267</text:p>
          </table:table-cell>
          <table:table-cell office:value-type="float" office:value="3.05016569491525" calcext:value-type="float">
            <text:p>3.0501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294879096045" calcext:value-type="float">
            <text:p>2.33295</text:p>
          </table:table-cell>
          <table:table-cell office:value-type="float" office:value="2.13604150282486" calcext:value-type="float">
            <text:p>2.13604</text:p>
          </table:table-cell>
          <table:table-cell office:value-type="float" office:value="2.79052989830508" calcext:value-type="float">
            <text:p>2.790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232917514124" calcext:value-type="float">
            <text:p>2.26233</text:p>
          </table:table-cell>
          <table:table-cell office:value-type="float" office:value="2.16017968361582" calcext:value-type="float">
            <text:p>2.16018</text:p>
          </table:table-cell>
          <table:table-cell office:value-type="float" office:value="2.81202318644068" calcext:value-type="float">
            <text:p>2.812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405971751412" calcext:value-type="float">
            <text:p>2.30406</text:p>
          </table:table-cell>
          <table:table-cell office:value-type="float" office:value="2.15096915254237" calcext:value-type="float">
            <text:p>2.15097</text:p>
          </table:table-cell>
          <table:table-cell office:value-type="float" office:value="2.83621694915254" calcext:value-type="float">
            <text:p>2.836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819204519774" calcext:value-type="float">
            <text:p>2.24819</text:p>
          </table:table-cell>
          <table:table-cell office:value-type="float" office:value="2.19274910734463" calcext:value-type="float">
            <text:p>2.19275</text:p>
          </table:table-cell>
          <table:table-cell office:value-type="float" office:value="2.76894793220339" calcext:value-type="float">
            <text:p>2.768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158105084746" calcext:value-type="float">
            <text:p>2.24158</text:p>
          </table:table-cell>
          <table:table-cell office:value-type="float" office:value="2.18614941242938" calcext:value-type="float">
            <text:p>2.18615</text:p>
          </table:table-cell>
          <table:table-cell office:value-type="float" office:value="2.83750033898305" calcext:value-type="float">
            <text:p>2.837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18083615819" calcext:value-type="float">
            <text:p>2.23818</text:p>
          </table:table-cell>
          <table:table-cell office:value-type="float" office:value="2.18127061016949" calcext:value-type="float">
            <text:p>2.18127</text:p>
          </table:table-cell>
          <table:table-cell office:value-type="float" office:value="2.79362833898305" calcext:value-type="float">
            <text:p>2.793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18829378531" calcext:value-type="float">
            <text:p>2.26719</text:p>
          </table:table-cell>
          <table:table-cell office:value-type="float" office:value="2.15432077966102" calcext:value-type="float">
            <text:p>2.15432</text:p>
          </table:table-cell>
          <table:table-cell office:value-type="float" office:value="2.75549884745763" calcext:value-type="float">
            <text:p>2.75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72396610169" calcext:value-type="float">
            <text:p>2.25172</text:p>
          </table:table-cell>
          <table:table-cell office:value-type="float" office:value="2.22041102824859" calcext:value-type="float">
            <text:p>2.22041</text:p>
          </table:table-cell>
          <table:table-cell office:value-type="float" office:value="2.87961206779661" calcext:value-type="float">
            <text:p>2.8796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23453559322" calcext:value-type="float">
            <text:p>2.30235</text:p>
          </table:table-cell>
          <table:table-cell office:value-type="float" office:value="2.13991778531073" calcext:value-type="float">
            <text:p>2.13992</text:p>
          </table:table-cell>
          <table:table-cell office:value-type="float" office:value="2.79111484745763" calcext:value-type="float">
            <text:p>2.791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309897175141" calcext:value-type="float">
            <text:p>2.2831</text:p>
          </table:table-cell>
          <table:table-cell office:value-type="float" office:value="2.20581891525424" calcext:value-type="float">
            <text:p>2.20582</text:p>
          </table:table-cell>
          <table:table-cell office:value-type="float" office:value="2.9890786440678" calcext:value-type="float">
            <text:p>2.989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78495480226" calcext:value-type="float">
            <text:p>2.22785</text:p>
          </table:table-cell>
          <table:table-cell office:value-type="float" office:value="2.22540598870056" calcext:value-type="float">
            <text:p>2.22541</text:p>
          </table:table-cell>
          <table:table-cell office:value-type="float" office:value="2.95169749152542" calcext:value-type="float">
            <text:p>2.951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34741242938" calcext:value-type="float">
            <text:p>2.25235</text:p>
          </table:table-cell>
          <table:table-cell office:value-type="float" office:value="2.22209193220339" calcext:value-type="float">
            <text:p>2.22209</text:p>
          </table:table-cell>
          <table:table-cell office:value-type="float" office:value="2.91310359322034" calcext:value-type="float">
            <text:p>2.91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77098305085" calcext:value-type="float">
            <text:p>2.22677</text:p>
          </table:table-cell>
          <table:table-cell office:value-type="float" office:value="2.25809651977401" calcext:value-type="float">
            <text:p>2.2581</text:p>
          </table:table-cell>
          <table:table-cell office:value-type="float" office:value="2.90263783050848" calcext:value-type="float">
            <text:p>2.902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73698305085" calcext:value-type="float">
            <text:p>2.24274</text:p>
          </table:table-cell>
          <table:table-cell office:value-type="float" office:value="2.2511968700565" calcext:value-type="float">
            <text:p>2.2512</text:p>
          </table:table-cell>
          <table:table-cell office:value-type="float" office:value="2.93439322033898" calcext:value-type="float">
            <text:p>2.9343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12505084746" calcext:value-type="float">
            <text:p>2.28513</text:p>
          </table:table-cell>
          <table:table-cell office:value-type="float" office:value="2.24059985310734" calcext:value-type="float">
            <text:p>2.2406</text:p>
          </table:table-cell>
          <table:table-cell office:value-type="float" office:value="2.95395647457627" calcext:value-type="float">
            <text:p>2.953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61786440678" calcext:value-type="float">
            <text:p>2.26662</text:p>
          </table:table-cell>
          <table:table-cell office:value-type="float" office:value="2.19734266666667" calcext:value-type="float">
            <text:p>2.19734</text:p>
          </table:table-cell>
          <table:table-cell office:value-type="float" office:value="2.90850210169491" calcext:value-type="float">
            <text:p>2.908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77161581921" calcext:value-type="float">
            <text:p>2.28077</text:p>
          </table:table-cell>
          <table:table-cell office:value-type="float" office:value="2.190178" calcext:value-type="float">
            <text:p>2.19018</text:p>
          </table:table-cell>
          <table:table-cell office:value-type="float" office:value="2.89515647457627" calcext:value-type="float">
            <text:p>2.8951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18489039548" calcext:value-type="float">
            <text:p>2.21185</text:p>
          </table:table-cell>
          <table:table-cell office:value-type="float" office:value="2.30882020338983" calcext:value-type="float">
            <text:p>2.30882</text:p>
          </table:table-cell>
          <table:table-cell office:value-type="float" office:value="3.06380488135593" calcext:value-type="float">
            <text:p>3.06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514594350282" calcext:value-type="float">
            <text:p>2.17515</text:p>
          </table:table-cell>
          <table:table-cell office:value-type="float" office:value="2.37208639548023" calcext:value-type="float">
            <text:p>2.37209</text:p>
          </table:table-cell>
          <table:table-cell office:value-type="float" office:value="3.15599389830508" calcext:value-type="float">
            <text:p>3.1559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891559322034" calcext:value-type="float">
            <text:p>2.23892</text:p>
          </table:table-cell>
          <table:table-cell office:value-type="float" office:value="2.27001615819209" calcext:value-type="float">
            <text:p>2.27002</text:p>
          </table:table-cell>
          <table:table-cell office:value-type="float" office:value="3.03426942372881" calcext:value-type="float">
            <text:p>3.034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86351412429" calcext:value-type="float">
            <text:p>2.22586</text:p>
          </table:table-cell>
          <table:table-cell office:value-type="float" office:value="2.24607340112994" calcext:value-type="float">
            <text:p>2.24607</text:p>
          </table:table-cell>
          <table:table-cell office:value-type="float" office:value="3.02380393220339" calcext:value-type="float">
            <text:p>3.02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970731073446" calcext:value-type="float">
            <text:p>2.31971</text:p>
          </table:table-cell>
          <table:table-cell office:value-type="float" office:value="2.16797171751412" calcext:value-type="float">
            <text:p>2.16797</text:p>
          </table:table-cell>
          <table:table-cell office:value-type="float" office:value="2.9071266440678" calcext:value-type="float">
            <text:p>2.907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882549152542" calcext:value-type="float">
            <text:p>2.24883</text:p>
          </table:table-cell>
          <table:table-cell office:value-type="float" office:value="2.27666950282486" calcext:value-type="float">
            <text:p>2.27667</text:p>
          </table:table-cell>
          <table:table-cell office:value-type="float" office:value="3.01157708474576" calcext:value-type="float">
            <text:p>3.0115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40614689266" calcext:value-type="float">
            <text:p>2.27241</text:p>
          </table:table-cell>
          <table:table-cell office:value-type="float" office:value="2.26221524293785" calcext:value-type="float">
            <text:p>2.26222</text:p>
          </table:table-cell>
          <table:table-cell office:value-type="float" office:value="3.02373884745763" calcext:value-type="float">
            <text:p>3.023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31457627119" calcext:value-type="float">
            <text:p>2.20131</text:p>
          </table:table-cell>
          <table:table-cell office:value-type="float" office:value="2.30755079096045" calcext:value-type="float">
            <text:p>2.30755</text:p>
          </table:table-cell>
          <table:table-cell office:value-type="float" office:value="2.98307728813559" calcext:value-type="float">
            <text:p>2.983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25620338983" calcext:value-type="float">
            <text:p>2.26126</text:p>
          </table:table-cell>
          <table:table-cell office:value-type="float" office:value="2.24961959322034" calcext:value-type="float">
            <text:p>2.24962</text:p>
          </table:table-cell>
          <table:table-cell office:value-type="float" office:value="3.11154711864407" calcext:value-type="float">
            <text:p>3.111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007455367232" calcext:value-type="float">
            <text:p>2.24007</text:p>
          </table:table-cell>
          <table:table-cell office:value-type="float" office:value="2.27118161581921" calcext:value-type="float">
            <text:p>2.27118</text:p>
          </table:table-cell>
          <table:table-cell office:value-type="float" office:value="3.08832447457627" calcext:value-type="float">
            <text:p>3.0883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498857627119" calcext:value-type="float">
            <text:p>2.25499</text:p>
          </table:table-cell>
          <table:table-cell office:value-type="float" office:value="2.30346981920904" calcext:value-type="float">
            <text:p>2.30347</text:p>
          </table:table-cell>
          <table:table-cell office:value-type="float" office:value="3.17675945762712" calcext:value-type="float">
            <text:p>3.1767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84210169492" calcext:value-type="float">
            <text:p>2.18184</text:p>
          </table:table-cell>
          <table:table-cell office:value-type="float" office:value="2.35157475706215" calcext:value-type="float">
            <text:p>2.35157</text:p>
          </table:table-cell>
          <table:table-cell office:value-type="float" office:value="3.09240501694915" calcext:value-type="float">
            <text:p>3.0924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8169039548" calcext:value-type="float">
            <text:p>2.24282</text:p>
          </table:table-cell>
          <table:table-cell office:value-type="float" office:value="2.30852323163842" calcext:value-type="float">
            <text:p>2.30852</text:p>
          </table:table-cell>
          <table:table-cell office:value-type="float" office:value="3.23636623728814" calcext:value-type="float">
            <text:p>3.236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4" calcext:value-type="float">
            <text:p>4</text:p>
          </table:table-cell>
          <table:table-cell table:formula="of:=SUM([.B56:.B60])" office:value-type="float" office:value="4" calcext:value-type="float">
            <text:p>4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4" calcext:value-type="float">
            <text:p>4</text:p>
          </table:table-cell>
          <table:table-cell table:formula="of:=SUM([.E56:.E60])" office:value-type="float" office:value="4" calcext:value-type="float">
            <text:p>4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2" calcext:value-type="float">
            <text:p>2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3" calcext:value-type="float">
            <text:p>3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3" calcext:value-type="float">
            <text:p>3</text:p>
          </table:table-cell>
          <table:table-cell table:formula="of:=SUM([.L56:.L60])" office:value-type="float" office:value="2" calcext:value-type="float">
            <text:p>2</text:p>
          </table:table-cell>
          <table:table-cell table:formula="of:=SUM([.M56:.M60])" office:value-type="float" office:value="5" calcext:value-type="float">
            <text:p>5</text:p>
          </table:table-cell>
          <table:table-cell table:formula="of:=SUM([.N56:.N60])" office:value-type="float" office:value="4" calcext:value-type="float">
            <text:p>4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5" calcext:value-type="float">
            <text:p>5</text:p>
          </table:table-cell>
          <table:table-cell table:formula="of:=SUM([.Q56:.Q60])" office:value-type="float" office:value="1" calcext:value-type="float">
            <text:p>1</text:p>
          </table:table-cell>
          <table:table-cell table:formula="of:=SUM([.R56:.R60])" office:value-type="float" office:value="1" calcext:value-type="float">
            <text:p>1</text:p>
          </table:table-cell>
          <table:table-cell table:formula="of:=SUM([.S56:.S60])" office:value-type="float" office:value="2" calcext:value-type="float">
            <text:p>2</text:p>
          </table:table-cell>
          <table:table-cell table:formula="of:=SUM([.T56:.T60])" office:value-type="float" office:value="1" calcext:value-type="float">
            <text:p>1</text:p>
          </table:table-cell>
          <table:table-cell table:formula="of:=SUM([.U56:.U60])" office:value-type="float" office:value="3" calcext:value-type="float">
            <text:p>3</text:p>
          </table:table-cell>
          <table:table-cell table:formula="of:=SUM([.V56:.V60])" office:value-type="float" office:value="3" calcext:value-type="float">
            <text:p>3</text:p>
          </table:table-cell>
          <table:table-cell table:formula="of:=SUM([.W56:.W60])" office:value-type="float" office:value="4" calcext:value-type="float">
            <text:p>4</text:p>
          </table:table-cell>
          <table:table-cell table:formula="of:=SUM([.X56:.X60])" office:value-type="float" office:value="5" calcext:value-type="float">
            <text:p>5</text:p>
          </table:table-cell>
          <table:table-cell table:formula="of:=SUM([.Y56:.Y60])" office:value-type="float" office:value="2" calcext:value-type="float">
            <text:p>2</text:p>
          </table:table-cell>
          <table:table-cell table:formula="of:=SUM([.Z56:.Z60])" office:value-type="float" office:value="4" calcext:value-type="float">
            <text:p>4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4" calcext:value-type="float">
            <text:p>4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2" calcext:value-type="float">
            <text:p>2</text:p>
          </table:table-cell>
          <table:table-cell table:formula="of:=SUM([.AE56:.AE60])" office:value-type="float" office:value="4" calcext:value-type="float">
            <text:p>4</text:p>
          </table:table-cell>
          <table:table-cell table:formula="of:=SUM([.AF56:.AF60])" office:value-type="float" office:value="4" calcext:value-type="float">
            <text:p>4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2" calcext:value-type="float">
            <text:p>2</text:p>
          </table:table-cell>
          <table:table-cell table:formula="of:=SUM([.AI56:.AI60])" office:value-type="float" office:value="3" calcext:value-type="float">
            <text:p>3</text:p>
          </table:table-cell>
          <table:table-cell table:formula="of:=SUM([.AJ56:.AJ60])" office:value-type="float" office:value="4" calcext:value-type="float">
            <text:p>4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2" calcext:value-type="float">
            <text:p>2</text:p>
          </table:table-cell>
          <table:table-cell table:formula="of:=SUM([.AN56:.AN60])" office:value-type="float" office:value="3" calcext:value-type="float">
            <text:p>3</text:p>
          </table:table-cell>
          <table:table-cell table:formula="of:=SUM([.AO56:.AO60])" office:value-type="float" office:value="4" calcext:value-type="float">
            <text:p>4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3" calcext:value-type="float">
            <text:p>3</text:p>
          </table:table-cell>
          <table:table-cell table:formula="of:=SUM([.AR56:.AR60])" office:value-type="float" office:value="4" calcext:value-type="float">
            <text:p>4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2" calcext:value-type="float">
            <text:p>2</text:p>
          </table:table-cell>
          <table:table-cell table:formula="of:=SUM([.AV56:.AV60])" office:value-type="float" office:value="2" calcext:value-type="float">
            <text:p>2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2" calcext:value-type="float">
            <text:p>2</text:p>
          </table:table-cell>
          <table:table-cell table:formula="of:=SUM([.AY56:.AY60])" office:value-type="float" office:value="4" calcext:value-type="float">
            <text:p>4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2" calcext:value-type="float">
            <text:p>2</text:p>
          </table:table-cell>
          <table:table-cell table:formula="of:=SUM([.BB56:.BB60])" office:value-type="float" office:value="5" calcext:value-type="float">
            <text:p>5</text:p>
          </table:table-cell>
          <table:table-cell table:formula="of:=SUM([.BC56:.BC60])" office:value-type="float" office:value="1" calcext:value-type="float">
            <text:p>1</text:p>
          </table:table-cell>
          <table:table-cell table:formula="of:=SUM([.BD56:.BD60])" office:value-type="float" office:value="3" calcext:value-type="float">
            <text:p>3</text:p>
          </table:table-cell>
          <table:table-cell table:formula="of:=SUM([.BE56:.BE60])" office:value-type="float" office:value="2" calcext:value-type="float">
            <text:p>2</text:p>
          </table:table-cell>
          <table:table-cell table:formula="of:=SUM([.BF56:.BF60])" office:value-type="float" office:value="3" calcext:value-type="float">
            <text:p>3</text:p>
          </table:table-cell>
          <table:table-cell table:formula="of:=SUM([.BG56:.BG60])" office:value-type="float" office:value="0" calcext:value-type="float">
            <text:p>0</text:p>
          </table:table-cell>
          <table:table-cell table:formula="of:=SUM([.BH56:.BH60])" office:value-type="float" office:value="3" calcext:value-type="float">
            <text:p>3</text:p>
          </table:table-cell>
          <table:table-cell table:formula="of:=SUM([.BI56:.BI60])" office:value-type="float" office:value="4" calcext:value-type="float">
            <text:p>4</text:p>
          </table:table-cell>
          <table:table-cell table:formula="of:=SUM([.BJ56:.BJ60])" office:value-type="float" office:value="0" calcext:value-type="float">
            <text:p>0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4" calcext:value-type="float">
            <text:p>4</text:p>
          </table:table-cell>
          <table:table-cell table:formula="of:=SUM([.BM56:.BM60])" office:value-type="float" office:value="4" calcext:value-type="float">
            <text:p>4</text:p>
          </table:table-cell>
          <table:table-cell table:formula="of:=SUM([.BN56:.BN60])" office:value-type="float" office:value="4" calcext:value-type="float">
            <text:p>4</text:p>
          </table:table-cell>
          <table:table-cell table:formula="of:=SUM([.BO56:.BO60])" office:value-type="float" office:value="1" calcext:value-type="float">
            <text:p>1</text:p>
          </table:table-cell>
          <table:table-cell table:formula="of:=SUM([.BP56:.BP60])" office:value-type="float" office:value="3" calcext:value-type="float">
            <text:p>3</text:p>
          </table:table-cell>
          <table:table-cell table:formula="of:=SUM([.BQ56:.BQ60])" office:value-type="float" office:value="3" calcext:value-type="float">
            <text:p>3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5:52.624652658</dc:date>
    <meta:document-statistic meta:table-count="1" meta:cell-count="4576" meta:object-count="0"/>
    <meta:generator>LibreOffice/4.2.8.2$Linux_X86_64 LibreOffice_project/420m0$Build-2</meta:generator>
  </office:meta>
</office:document-meta>
</file>